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5">
          <table:table-cell table:number-columns-repeated="16384"/>
        </table:table-row>
        <table:table-row table:style-name="ro2">
          <table:table-cell table:style-name="ce1" office:value-type="string" calcext:value-type="string">
            <text:p>Alumne</text:p>
          </table:table-cell>
          <table:table-cell table:style-name="ce1" office:value-type="string" calcext:value-type="string">
            <text:p>Nota 1</text:p>
          </table:table-cell>
          <table:table-cell table:style-name="ce1" office:value-type="string" calcext:value-type="string">
            <text:p>Nota 2</text:p>
          </table:table-cell>
          <table:table-cell table:style-name="ce1" office:value-type="string" calcext:value-type="string">
            <text:p>Nota 3</text:p>
          </table:table-cell>
          <table:table-cell table:style-name="ce1" office:value-type="string" calcext:value-type="string">
            <text:p>Mitjana</text:p>
          </table:table-cell>
          <table:table-cell table:style-name="ce1" office:value-type="string" calcext:value-type="string">
            <text:p>Qualificació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Joa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AVERAGE([.B7:.D7])" office:value-type="float" office:value="6" calcext:value-type="float">
            <text:p>6</text:p>
          </table:table-cell>
          <table:table-cell table:style-name="ce2" table:formula="of:=IF([.E7]&gt;=5;&quot;Aprovat&quot;;&quot;Suspès&quot;)" office:value-type="string" office:string-value="Aprovat" calcext:value-type="string">
            <text:p>Aprovat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AVERAGE([.B8:.D8])" office:value-type="float" office:value="4" calcext:value-type="float">
            <text:p>4</text:p>
          </table:table-cell>
          <table:table-cell table:style-name="ce2" table:formula="of:=IF([.E8]&gt;=5;&quot;Aprovat&quot;;&quot;Suspès&quot;)" office:value-type="string" office:string-value="Suspès" calcext:value-type="string">
            <text:p>Suspès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Per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AVERAGE([.B9:.D9])" office:value-type="float" office:value="9" calcext:value-type="float">
            <text:p>9</text:p>
          </table:table-cell>
          <table:table-cell table:style-name="ce2" table:formula="of:=IF([.E9]&gt;=5;&quot;Aprovat&quot;;&quot;Suspès&quot;)" office:value-type="string" office:string-value="Aprovat" calcext:value-type="string">
            <text:p>Aprovat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$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6P2" style:volatile="true">
      <number:text loext:blank-width-char=" "> </number:text>
      <number:fill-character> </number:fill-character>
      <number:text loext:blank-width-char=" 1">-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7">
      <number:text loext:blank-width-char=" "> </number:text>
      <number:text-content/>
      <number:text loext:blank-width-char=" 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dc:creator>cicles</dc:creator>
    <meta:creation-date>2024-12-12T10:46:03</meta:creation-date>
    <dc:date>2024-12-12T10:49:35</dc:date>
    <meta:generator>LibreOffice/24.8.4.2$Windows_X86_64 LibreOffice_project/bb3cfa12c7b1bf994ecc5649a80400d06cd71002</meta:generator>
    <meta:document-statistic meta:table-count="1" meta:cell-count="24" meta:object-count="0"/>
    <meta:user-defined meta:name="ICV"/>
    <meta:user-defined meta:name="KSOProductBuildVer">1033-11.1.0.11719</meta:user-defined>
  </office:meta>
</office:document-meta>
</file>